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OpenSymbol1" svg:font-family="OpenSymbol, 'Arial Unicode MS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officeooo:rsid="0004f1fb" officeooo:paragraph-rsid="0004f1fb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officeooo:rsid="0057864e" officeooo:paragraph-rsid="0057864e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officeooo:rsid="000830ff" officeooo:paragraph-rsid="000830ff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officeooo:rsid="0008d120" officeooo:paragraph-rsid="0008d120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officeooo:rsid="000a4581" officeooo:paragraph-rsid="000b7859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officeooo:rsid="0006c5e0" officeooo:paragraph-rsid="0004f1fb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officeooo:rsid="00101658" officeooo:paragraph-rsid="00101658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officeooo:rsid="0010e4c3" officeooo:paragraph-rsid="0010e4c3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officeooo:rsid="0012e4a4" officeooo:paragraph-rsid="0057b13a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officeooo:rsid="0012e4a4" officeooo:paragraph-rsid="0012e4a4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officeooo:rsid="0012e4a4" officeooo:paragraph-rsid="0057bb52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officeooo:rsid="001950be" officeooo:paragraph-rsid="0010e4c3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officeooo:rsid="001950be" officeooo:paragraph-rsid="001950be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officeooo:rsid="001950be" officeooo:paragraph-rsid="0059bdcf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officeooo:rsid="001ae38f" officeooo:paragraph-rsid="005afbf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officeooo:rsid="001ae38f" officeooo:paragraph-rsid="001ae38f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officeooo:rsid="002f5704" officeooo:paragraph-rsid="002f5704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officeooo:rsid="001ddf23" officeooo:paragraph-rsid="001ddf23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officeooo:rsid="001ddf23" officeooo:paragraph-rsid="005f2b23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officeooo:rsid="001ddf23" officeooo:paragraph-rsid="001f1022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officeooo:rsid="001ddf23" officeooo:paragraph-rsid="007f960a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officeooo:rsid="001f36da" officeooo:paragraph-rsid="002070ce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" officeooo:rsid="00217a87" officeooo:paragraph-rsid="00217a87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Arial" officeooo:rsid="00217a87" officeooo:paragraph-rsid="00978fbc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" style:text-underline-style="none" officeooo:rsid="00255a8d" officeooo:paragraph-rsid="0067b710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Arial" style:text-underline-style="none" officeooo:rsid="00255a8d" officeooo:paragraph-rsid="00255a8d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" style:text-underline-style="none" officeooo:rsid="0025a8bb" officeooo:paragraph-rsid="0025a8bb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Arial" style:text-underline-style="none" officeooo:rsid="00295f8b" officeooo:paragraph-rsid="00295f8b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Arial" style:text-underline-style="none" officeooo:rsid="00295f8b" officeooo:paragraph-rsid="00694a55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Arial" officeooo:rsid="00518325" officeooo:paragraph-rsid="006cbcde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rial" officeooo:rsid="00518325" officeooo:paragraph-rsid="00518325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rial" officeooo:rsid="00518325" officeooo:paragraph-rsid="0051dd6e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" officeooo:rsid="0042ca19" officeooo:paragraph-rsid="0042bec4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" officeooo:rsid="00456c7b" officeooo:paragraph-rsid="006f090e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rial" officeooo:rsid="004b2817" officeooo:paragraph-rsid="004b2817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" officeooo:rsid="00295f8b" officeooo:paragraph-rsid="003d5abe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officeooo:rsid="00295f8b" officeooo:paragraph-rsid="004df8fd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" officeooo:rsid="00295f8b" officeooo:paragraph-rsid="00318950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officeooo:rsid="00295f8b" officeooo:paragraph-rsid="00295f8b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officeooo:rsid="00295f8b" officeooo:paragraph-rsid="003067ee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" officeooo:rsid="00295f8b" officeooo:paragraph-rsid="00978fbc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officeooo:rsid="00295f8b" officeooo:paragraph-rsid="0040d8cc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Arial" officeooo:rsid="00295f8b" officeooo:paragraph-rsid="009817a2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Arial" officeooo:rsid="00295f8b" officeooo:paragraph-rsid="002a3cc8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" officeooo:rsid="00295f8b" officeooo:paragraph-rsid="00a71922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Arial" officeooo:rsid="00295f8b" officeooo:paragraph-rsid="00834510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Arial" officeooo:rsid="00295f8b" officeooo:paragraph-rsid="00bf9aa4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Arial" officeooo:rsid="00295f8b" officeooo:paragraph-rsid="008351bd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Arial" officeooo:rsid="00295f8b" officeooo:paragraph-rsid="00d145af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Arial" officeooo:rsid="00295f8b" officeooo:paragraph-rsid="008438ea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Arial" officeooo:rsid="00295f8b" officeooo:paragraph-rsid="00864bd2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Arial" officeooo:rsid="00295f8b" officeooo:paragraph-rsid="0088dcf4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Arial" officeooo:rsid="00295f8b" officeooo:paragraph-rsid="008b144c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Arial" officeooo:rsid="00295f8b" officeooo:paragraph-rsid="008cbd98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Arial" officeooo:rsid="004d587e" officeooo:paragraph-rsid="004d587e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Arial" officeooo:rsid="004d587e" officeooo:paragraph-rsid="004fb640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Arial" officeooo:rsid="004d587e" officeooo:paragraph-rsid="004df8fd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Arial" officeooo:rsid="004df8fd" officeooo:paragraph-rsid="004df8fd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Arial" officeooo:rsid="007775fa" officeooo:paragraph-rsid="007775fa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Arial" officeooo:rsid="00295f8b" officeooo:paragraph-rsid="00318950" fo:background-color="#fff200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Arial" officeooo:rsid="0037fbcb" officeooo:paragraph-rsid="00318950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Arial" officeooo:rsid="0037fbcb" officeooo:paragraph-rsid="0097a11a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Arial" officeooo:rsid="008543c7" officeooo:paragraph-rsid="008543c7"/>
    </style:style>
    <style:style style:name="P64" style:family="paragraph" style:parent-style-name="Standard">
      <style:paragraph-properties fo:line-height="150%" fo:text-align="justify" style:justify-single-word="false"/>
      <style:text-properties style:font-name="Arial" officeooo:rsid="00329073" officeooo:paragraph-rsid="0091e763"/>
    </style:style>
    <style:style style:name="P65" style:family="paragraph" style:parent-style-name="Standard">
      <style:paragraph-properties fo:line-height="150%" fo:text-align="justify" style:justify-single-word="false"/>
      <style:text-properties style:font-name="Arial" officeooo:rsid="00329073" officeooo:paragraph-rsid="007f960a"/>
    </style:style>
    <style:style style:name="P66" style:family="paragraph" style:parent-style-name="Standard">
      <style:paragraph-properties fo:line-height="150%" fo:text-align="justify" style:justify-single-word="false"/>
      <style:text-properties style:font-name="Arial" officeooo:rsid="002c1059" officeooo:paragraph-rsid="0091e763"/>
    </style:style>
    <style:style style:name="P67" style:family="paragraph" style:parent-style-name="Standard">
      <style:paragraph-properties fo:line-height="150%" fo:text-align="justify" style:justify-single-word="false"/>
      <style:text-properties style:font-name="Arial" officeooo:rsid="000db8c2" officeooo:paragraph-rsid="0093ac30"/>
    </style:style>
    <style:style style:name="P68" style:family="paragraph" style:parent-style-name="Standard">
      <style:paragraph-properties fo:line-height="150%" fo:text-align="justify" style:justify-single-word="false"/>
      <style:text-properties style:font-name="Arial" officeooo:rsid="000db8c2" officeooo:paragraph-rsid="0091e763"/>
    </style:style>
    <style:style style:name="P69" style:family="paragraph" style:parent-style-name="Standard">
      <style:paragraph-properties fo:line-height="150%" fo:text-align="justify" style:justify-single-word="false"/>
      <style:text-properties style:font-name="Arial" officeooo:rsid="002a3cc8" officeooo:paragraph-rsid="00978fbc"/>
    </style:style>
    <style:style style:name="P70" style:family="paragraph" style:parent-style-name="Standard">
      <style:paragraph-properties fo:line-height="150%" fo:text-align="justify" style:justify-single-word="false"/>
      <style:text-properties style:font-name="Arial" officeooo:rsid="002a3cc8" officeooo:paragraph-rsid="009817a2"/>
    </style:style>
    <style:style style:name="P71" style:family="paragraph" style:parent-style-name="Standard">
      <style:paragraph-properties fo:line-height="150%" fo:text-align="justify" style:justify-single-word="false"/>
      <style:text-properties style:font-name="Arial" officeooo:rsid="002a3cc8" officeooo:paragraph-rsid="007f960a"/>
    </style:style>
    <style:style style:name="P72" style:family="paragraph" style:parent-style-name="Standard">
      <style:paragraph-properties fo:line-height="150%" fo:text-align="justify" style:justify-single-word="false"/>
      <style:text-properties style:font-name="Arial" officeooo:rsid="002a3cc8" officeooo:paragraph-rsid="00a6212c"/>
    </style:style>
    <style:style style:name="P73" style:family="paragraph" style:parent-style-name="Standard">
      <style:paragraph-properties fo:line-height="150%" fo:text-align="justify" style:justify-single-word="false"/>
      <style:text-properties style:font-name="Arial" officeooo:rsid="00295f8b" officeooo:paragraph-rsid="00295f8b" fo:background-color="transparent"/>
    </style:style>
    <style:style style:name="P74" style:family="paragraph" style:parent-style-name="Standard">
      <style:paragraph-properties fo:line-height="150%" fo:text-align="justify" style:justify-single-word="false"/>
      <style:text-properties style:font-name="Arial" officeooo:rsid="00299d2a" officeooo:paragraph-rsid="00299d2a"/>
    </style:style>
    <style:style style:name="P75" style:family="paragraph" style:parent-style-name="Standard">
      <style:paragraph-properties fo:line-height="150%" fo:text-align="justify" style:justify-single-word="false"/>
      <style:text-properties style:font-name="Arial" officeooo:rsid="00299d2a" officeooo:paragraph-rsid="007f960a"/>
    </style:style>
    <style:style style:name="P76" style:family="paragraph" style:parent-style-name="Standard">
      <style:paragraph-properties fo:line-height="150%" fo:text-align="justify" style:justify-single-word="false"/>
      <style:text-properties style:font-name="Arial" officeooo:rsid="007d6850" officeooo:paragraph-rsid="007d6850"/>
    </style:style>
    <style:style style:name="P77" style:family="paragraph" style:parent-style-name="Standard">
      <style:paragraph-properties fo:line-height="150%" fo:text-align="justify" style:justify-single-word="false"/>
      <style:text-properties style:font-name="Arial" officeooo:rsid="00b3cd23" officeooo:paragraph-rsid="00b3cd23"/>
    </style:style>
    <style:style style:name="P78" style:family="paragraph" style:parent-style-name="Standard">
      <style:paragraph-properties fo:line-height="150%" fo:text-align="justify" style:justify-single-word="false"/>
      <style:text-properties style:font-name="Arial" officeooo:paragraph-rsid="0030c02a"/>
    </style:style>
    <style:style style:name="P79" style:family="paragraph" style:parent-style-name="Standard">
      <style:paragraph-properties fo:line-height="150%" fo:text-align="justify" style:justify-single-word="false"/>
      <style:text-properties style:font-name="Arial" officeooo:paragraph-rsid="0091e763"/>
    </style:style>
    <style:style style:name="P80" style:family="paragraph" style:parent-style-name="Standard">
      <style:paragraph-properties fo:line-height="150%" fo:text-align="justify" style:justify-single-word="false"/>
      <style:text-properties style:font-name="Arial" officeooo:paragraph-rsid="008e51d9"/>
    </style:style>
    <style:style style:name="P81" style:family="paragraph" style:parent-style-name="Standard">
      <style:paragraph-properties fo:line-height="150%" fo:text-align="justify" style:justify-single-word="false"/>
      <style:text-properties style:font-name="Arial" officeooo:paragraph-rsid="00c90616"/>
    </style:style>
    <style:style style:name="P82" style:family="paragraph" style:parent-style-name="Standard">
      <style:paragraph-properties fo:line-height="150%" fo:text-align="justify" style:justify-single-word="false"/>
      <style:text-properties officeooo:paragraph-rsid="0088dcf4"/>
    </style:style>
    <style:style style:name="P83" style:family="paragraph" style:parent-style-name="Standard">
      <style:paragraph-properties fo:line-height="150%" fo:text-align="justify" style:justify-single-word="false"/>
      <style:text-properties style:font-name="Arial" officeooo:rsid="0057864e" officeooo:paragraph-rsid="0057864e"/>
    </style:style>
    <style:style style:name="P84" style:family="paragraph" style:parent-style-name="Standard">
      <style:paragraph-properties fo:line-height="150%" fo:text-align="justify" style:justify-single-word="false"/>
      <style:text-properties style:font-name="Arial" officeooo:rsid="0010e4c3" officeooo:paragraph-rsid="0057b13a"/>
    </style:style>
    <style:style style:name="P85" style:family="paragraph" style:parent-style-name="Standard">
      <style:paragraph-properties fo:line-height="150%" fo:text-align="justify" style:justify-single-word="false"/>
      <style:text-properties style:font-name="Arial" officeooo:rsid="002e368e" officeooo:paragraph-rsid="005afbfd"/>
    </style:style>
    <style:style style:name="P86" style:family="paragraph" style:parent-style-name="Standard" style:list-style-name="L1">
      <style:paragraph-properties fo:line-height="150%" fo:text-align="justify" style:justify-single-word="false"/>
      <style:text-properties style:font-name="Arial" officeooo:rsid="002f5704" officeooo:paragraph-rsid="002f5704"/>
    </style:style>
    <style:style style:name="P87" style:family="paragraph" style:parent-style-name="Standard" style:list-style-name="L2">
      <style:paragraph-properties fo:line-height="150%" fo:text-align="justify" style:justify-single-word="false"/>
      <style:text-properties style:font-name="Arial" officeooo:rsid="001ddf23" officeooo:paragraph-rsid="001f1022"/>
    </style:style>
    <style:style style:name="P88" style:family="paragraph" style:parent-style-name="Standard">
      <style:paragraph-properties fo:line-height="150%" fo:text-align="justify" style:justify-single-word="false"/>
      <style:text-properties style:font-name="Arial" officeooo:rsid="001ddf23" officeooo:paragraph-rsid="009ed347"/>
    </style:style>
    <style:style style:name="P89" style:family="paragraph" style:parent-style-name="Standard" style:list-style-name="L2">
      <style:paragraph-properties fo:line-height="150%" fo:text-align="justify" style:justify-single-word="false"/>
      <style:text-properties style:font-name="Arial" officeooo:rsid="001f36da" officeooo:paragraph-rsid="001f1022"/>
    </style:style>
    <style:style style:name="P90" style:family="paragraph" style:parent-style-name="Standard" style:list-style-name="L3">
      <style:paragraph-properties fo:line-height="150%" fo:text-align="justify" style:justify-single-word="false"/>
      <style:text-properties style:font-name="Arial" officeooo:rsid="001f36da" officeooo:paragraph-rsid="002070ce"/>
    </style:style>
    <style:style style:name="P91" style:family="paragraph" style:parent-style-name="Standard" style:list-style-name="L3">
      <style:paragraph-properties fo:line-height="150%" fo:text-align="justify" style:justify-single-word="false"/>
      <style:text-properties style:font-name="Arial" officeooo:rsid="002070ce" officeooo:paragraph-rsid="002070ce"/>
    </style:style>
    <style:style style:name="P92" style:family="paragraph" style:parent-style-name="Standard" style:list-style-name="L3">
      <style:paragraph-properties fo:line-height="150%" fo:text-align="justify" style:justify-single-word="false"/>
      <style:text-properties style:font-name="Arial" officeooo:rsid="00217a87" officeooo:paragraph-rsid="002070ce"/>
    </style:style>
    <style:style style:name="P93" style:family="paragraph" style:parent-style-name="Standard" style:list-style-name="L4">
      <style:paragraph-properties fo:line-height="150%" fo:text-align="justify" style:justify-single-word="false"/>
      <style:text-properties style:font-name="Arial" officeooo:rsid="00217a87" officeooo:paragraph-rsid="003d35ae"/>
    </style:style>
    <style:style style:name="P94" style:family="paragraph" style:parent-style-name="Standard" style:list-style-name="L5">
      <style:paragraph-properties fo:line-height="150%" fo:text-align="justify" style:justify-single-word="false"/>
      <style:text-properties style:font-name="Arial" officeooo:rsid="00217a87" officeooo:paragraph-rsid="003d35ae"/>
    </style:style>
    <style:style style:name="P95" style:family="paragraph" style:parent-style-name="Standard" style:list-style-name="L5">
      <style:paragraph-properties fo:line-height="150%" fo:text-align="justify" style:justify-single-word="false"/>
      <style:text-properties style:font-name="Arial" officeooo:rsid="00217a87" officeooo:paragraph-rsid="00217a87"/>
    </style:style>
    <style:style style:name="P96" style:family="paragraph" style:parent-style-name="Standard" style:list-style-name="L5">
      <style:paragraph-properties fo:line-height="150%" fo:text-align="justify" style:justify-single-word="false"/>
      <style:text-properties style:font-name="Arial" officeooo:rsid="00217a87" officeooo:paragraph-rsid="0023318a"/>
    </style:style>
    <style:style style:name="P97" style:family="paragraph" style:parent-style-name="Standard">
      <style:paragraph-properties fo:line-height="150%" fo:text-align="justify" style:justify-single-word="false"/>
      <style:text-properties style:font-name="Arial" style:text-underline-style="none" officeooo:rsid="00277203" officeooo:paragraph-rsid="0067b710"/>
    </style:style>
    <style:style style:name="P98" style:family="paragraph" style:parent-style-name="Standard">
      <style:paragraph-properties fo:line-height="150%" fo:text-align="justify" style:justify-single-word="false"/>
      <style:text-properties style:font-name="Arial" style:text-underline-style="none" officeooo:rsid="0069c53d" officeooo:paragraph-rsid="006cbcde"/>
    </style:style>
    <style:style style:name="P99" style:family="paragraph" style:parent-style-name="Standard">
      <style:paragraph-properties fo:line-height="150%" fo:text-align="justify" style:justify-single-word="false"/>
      <style:text-properties style:font-name="Arial" style:text-underline-style="none" officeooo:rsid="0072bdf2" officeooo:paragraph-rsid="0072bdf2"/>
    </style:style>
    <style:style style:name="P100" style:family="paragraph" style:parent-style-name="Standard">
      <style:paragraph-properties fo:line-height="150%" fo:text-align="justify" style:justify-single-word="false"/>
      <style:text-properties style:font-name="Arial" officeooo:rsid="0051dd6e" officeooo:paragraph-rsid="0051dd6e"/>
    </style:style>
    <style:style style:name="P101" style:family="paragraph" style:parent-style-name="Standard">
      <style:paragraph-properties fo:line-height="150%" fo:text-align="justify" style:justify-single-word="false"/>
      <style:text-properties style:font-name="Arial" officeooo:rsid="004b2817" officeooo:paragraph-rsid="004b2817"/>
    </style:style>
    <style:style style:name="P102" style:family="paragraph" style:parent-style-name="Standard" style:list-style-name="L6">
      <style:paragraph-properties fo:line-height="150%" fo:text-align="justify" style:justify-single-word="false"/>
      <style:text-properties style:font-name="Arial" officeooo:rsid="00295f8b" officeooo:paragraph-rsid="00318950"/>
    </style:style>
    <style:style style:name="P103" style:family="paragraph" style:parent-style-name="Standard">
      <style:paragraph-properties fo:line-height="150%" fo:text-align="justify" style:justify-single-word="false"/>
      <style:text-properties style:font-name="Arial" officeooo:rsid="00295f8b" officeooo:paragraph-rsid="00d145af"/>
    </style:style>
    <style:style style:name="P104" style:family="paragraph" style:parent-style-name="Standard">
      <style:paragraph-properties fo:line-height="150%" fo:text-align="justify" style:justify-single-word="false"/>
      <style:text-properties style:font-name="Arial" officeooo:rsid="00295f8b" officeooo:paragraph-rsid="00978fbc" fo:background-color="#fff200"/>
    </style:style>
    <style:style style:name="P105" style:family="paragraph" style:parent-style-name="Standard">
      <style:paragraph-properties fo:line-height="150%" fo:text-align="justify" style:justify-single-word="false"/>
      <style:text-properties style:font-name="Arial" fo:language="pt" fo:country="BR" officeooo:paragraph-rsid="008e51d9"/>
    </style:style>
    <style:style style:name="P106" style:family="paragraph" style:parent-style-name="Standard" style:list-style-name="WW8Num3">
      <style:paragraph-properties fo:line-height="150%" fo:text-align="justify" style:justify-single-word="false"/>
      <style:text-properties style:font-name="Arial" fo:language="pt" fo:country="BR" officeooo:paragraph-rsid="008e51d9"/>
    </style:style>
    <style:style style:name="P107" style:family="paragraph" style:parent-style-name="Standard" style:list-style-name="WW8Num3">
      <style:paragraph-properties fo:line-height="150%" fo:text-align="justify" style:justify-single-word="false"/>
      <style:text-properties style:font-name="Arial" fo:language="pt" fo:country="BR" officeooo:rsid="00295f8b" officeooo:paragraph-rsid="008e51d9"/>
    </style:style>
    <style:style style:name="P108" style:family="paragraph" style:parent-style-name="Standard">
      <style:paragraph-properties fo:line-height="150%" fo:text-align="justify" style:justify-single-word="false"/>
      <style:text-properties style:font-name="Arial" officeooo:rsid="009b56bd" officeooo:paragraph-rsid="009b56bd"/>
    </style:style>
    <style:style style:name="P109" style:family="paragraph" style:parent-style-name="Standard">
      <style:paragraph-properties fo:line-height="150%" fo:text-align="justify" style:justify-single-word="false"/>
      <style:text-properties style:font-name="Arial" officeooo:rsid="009f350e" officeooo:paragraph-rsid="00a0940b"/>
    </style:style>
    <style:style style:name="P110" style:family="paragraph" style:parent-style-name="Standard">
      <style:paragraph-properties fo:line-height="150%" fo:text-align="justify" style:justify-single-word="false"/>
      <style:text-properties style:font-name="Arial" officeooo:rsid="00a2f04e" officeooo:paragraph-rsid="00a2f04e"/>
    </style:style>
    <style:style style:name="P111" style:family="paragraph" style:parent-style-name="Standard">
      <style:paragraph-properties fo:line-height="150%" fo:text-align="justify" style:justify-single-word="false"/>
      <style:text-properties style:font-name="Arial" officeooo:rsid="00329073" officeooo:paragraph-rsid="00a0e6ff"/>
    </style:style>
    <style:style style:name="P112" style:family="paragraph" style:parent-style-name="Standard">
      <style:paragraph-properties fo:line-height="150%" fo:text-align="justify" style:justify-single-word="false"/>
      <style:text-properties style:font-name="Arial" officeooo:rsid="002a3cc8" officeooo:paragraph-rsid="007f960a"/>
    </style:style>
    <style:style style:name="P113" style:family="paragraph" style:parent-style-name="Standard">
      <style:paragraph-properties fo:line-height="150%" fo:text-align="justify" style:justify-single-word="false"/>
      <style:text-properties style:font-name="Arial" officeooo:rsid="002a3cc8" officeooo:paragraph-rsid="00a71922"/>
    </style:style>
    <style:style style:name="P114" style:family="paragraph" style:parent-style-name="Standard">
      <style:paragraph-properties fo:line-height="150%" fo:text-align="justify" style:justify-single-word="false"/>
      <style:text-properties style:font-name="Arial" officeooo:rsid="00b43abd" officeooo:paragraph-rsid="00b43abd"/>
    </style:style>
    <style:style style:name="T1" style:family="text">
      <style:text-properties officeooo:rsid="0008d120"/>
    </style:style>
    <style:style style:name="T2" style:family="text">
      <style:text-properties officeooo:rsid="000a4581"/>
    </style:style>
    <style:style style:name="T3" style:family="text">
      <style:text-properties officeooo:rsid="000f1d9f"/>
    </style:style>
    <style:style style:name="T4" style:family="text">
      <style:text-properties officeooo:rsid="0010e4c3"/>
    </style:style>
    <style:style style:name="T5" style:family="text">
      <style:text-properties officeooo:rsid="0019f300"/>
    </style:style>
    <style:style style:name="T6" style:family="text">
      <style:text-properties officeooo:rsid="001b003e"/>
    </style:style>
    <style:style style:name="T7" style:family="text">
      <style:text-properties officeooo:rsid="001ddf23"/>
    </style:style>
    <style:style style:name="T8" style:family="text">
      <style:text-properties officeooo:rsid="001f1022"/>
    </style:style>
    <style:style style:name="T9" style:family="text">
      <style:text-properties officeooo:rsid="001f36da"/>
    </style:style>
    <style:style style:name="T10" style:family="text">
      <style:text-properties officeooo:rsid="0023318a"/>
    </style:style>
    <style:style style:name="T11" style:family="text">
      <style:text-properties officeooo:rsid="00251a1c"/>
    </style:style>
    <style:style style:name="T12" style:family="text">
      <style:text-properties officeooo:rsid="00295f8b"/>
    </style:style>
    <style:style style:name="T13" style:family="text">
      <style:text-properties officeooo:rsid="002d7ab7"/>
    </style:style>
    <style:style style:name="T14" style:family="text">
      <style:text-properties officeooo:rsid="000db8c2"/>
    </style:style>
    <style:style style:name="T15" style:family="text">
      <style:text-properties officeooo:rsid="00318950"/>
    </style:style>
    <style:style style:name="T16" style:family="text">
      <style:text-properties officeooo:rsid="00329073"/>
    </style:style>
    <style:style style:name="T17" style:family="text">
      <style:text-properties officeooo:rsid="0032e3dc"/>
    </style:style>
    <style:style style:name="T18" style:family="text">
      <style:text-properties officeooo:rsid="0040c614"/>
    </style:style>
    <style:style style:name="T19" style:family="text">
      <style:text-properties officeooo:rsid="0045db0a"/>
    </style:style>
    <style:style style:name="T20" style:family="text">
      <style:text-properties officeooo:rsid="0048a579"/>
    </style:style>
    <style:style style:name="T21" style:family="text">
      <style:text-properties officeooo:rsid="004ca81e"/>
    </style:style>
    <style:style style:name="T22" style:family="text">
      <style:text-properties officeooo:rsid="004df8fd"/>
    </style:style>
    <style:style style:name="T23" style:family="text">
      <style:text-properties officeooo:rsid="004fb640"/>
    </style:style>
    <style:style style:name="T24" style:family="text">
      <style:text-properties officeooo:rsid="0051dd6e"/>
    </style:style>
    <style:style style:name="T25" style:family="text">
      <style:text-properties officeooo:rsid="0059bdcf"/>
    </style:style>
    <style:style style:name="T26" style:family="text">
      <style:text-properties officeooo:rsid="0069c53d"/>
    </style:style>
    <style:style style:name="T27" style:family="text">
      <style:text-properties officeooo:rsid="006cbcde"/>
    </style:style>
    <style:style style:name="T28" style:family="text">
      <style:text-properties style:text-underline-style="none" officeooo:rsid="0069c53d"/>
    </style:style>
    <style:style style:name="T29" style:family="text">
      <style:text-properties officeooo:rsid="006eca06"/>
    </style:style>
    <style:style style:name="T30" style:family="text">
      <style:text-properties officeooo:rsid="006f090e"/>
    </style:style>
    <style:style style:name="T31" style:family="text">
      <style:text-properties officeooo:rsid="00703c6b"/>
    </style:style>
    <style:style style:name="T32" style:family="text">
      <style:text-properties officeooo:rsid="007066b2"/>
    </style:style>
    <style:style style:name="T33" style:family="text">
      <style:text-properties officeooo:rsid="00747d79"/>
    </style:style>
    <style:style style:name="T34" style:family="text">
      <style:text-properties officeooo:rsid="00753b4e"/>
    </style:style>
    <style:style style:name="T35" style:family="text">
      <style:text-properties officeooo:rsid="007a641a"/>
    </style:style>
    <style:style style:name="T36" style:family="text">
      <style:text-properties fo:language="pt" fo:country="BR"/>
    </style:style>
    <style:style style:name="T37" style:family="text">
      <style:text-properties fo:language="pt" fo:country="BR" fo:font-style="italic" style:font-style-asian="italic" style:font-style-complex="italic"/>
    </style:style>
    <style:style style:name="T38" style:family="text">
      <style:text-properties officeooo:rsid="0086eccc"/>
    </style:style>
    <style:style style:name="T39" style:family="text">
      <style:text-properties officeooo:rsid="0093ac30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9599b8" style:font-style-asian="italic" style:font-style-complex="italic"/>
    </style:style>
    <style:style style:name="T42" style:family="text">
      <style:text-properties officeooo:rsid="009ab317"/>
    </style:style>
    <style:style style:name="T43" style:family="text">
      <style:text-properties officeooo:rsid="00a71922"/>
    </style:style>
    <style:style style:name="T44" style:family="text">
      <style:text-properties officeooo:rsid="00a72b0b"/>
    </style:style>
    <style:style style:name="T45" style:family="text">
      <style:text-properties officeooo:rsid="00a7338d"/>
    </style:style>
    <style:style style:name="T46" style:family="text">
      <style:text-properties officeooo:rsid="00aafaaa"/>
    </style:style>
    <style:style style:name="T47" style:family="text">
      <style:text-properties officeooo:rsid="00c90616"/>
    </style:style>
    <style:style style:name="T48" style:family="text">
      <style:text-properties officeooo:rsid="00ceb352"/>
    </style:style>
    <style:style style:name="T49" style:family="text">
      <style:text-properties officeooo:rsid="00d0491a"/>
    </style:style>
    <style:style style:name="T50" style:family="text">
      <style:text-properties style:font-name="Arial" officeooo:rsid="00295f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1 Introdução</text:p>
      <text:p text:style-name="P2">Geração de Grades Horarias Automáticas </text:p>
      <text:p text:style-name="P1"/>
      <text:p text:style-name="P3"><text:tab/>Produtividade, essa é uma das palavras que define o objetivo de qualquer instituição. É em busca de produtividade que todos os dias novas ferramentas são criadas, para facilitar e diminuir o tempo que uma pessoa levará para executar qualquer tarefa. Por que deixar uma pessoa presa a uma atividade repetitiva e desgastante, em vez de usar <text:span text:style-name="T1">toda a capacidade e criatividade desta mesma pessoa para resolver problemas realmente importantes? Se você pensa desta forma, então deve ter chego a mesma conclusão, não existe razão para desperdiçar a mão de obra de alguém nestas atividades. Então, a pergunta correta seria, como fazer a mesma atividade melhorando a performance da produtividade?</text:span></text:p>
      <text:p text:style-name="P4"><text:tab/>A resposta da tecnologia para esta pergunta pode ser resumida em uma palavra: Automatização.</text:p>
      <text:p text:style-name="P4"><text:tab/>A automatização de processos tem ganhado um lugar de destaque no mundo atual. Os robôs não estão apenas presente nos chãos de fábrica das grandes indústrias, <text:span text:style-name="T2">eles já podem ser encontrados em escritórios, mercados ou até mesmo em instituições de ensino</text:span>. <text:span text:style-name="T2">Imagine quanto trabalho repetitivo pode ser encontrado em uma secretaria de faculdade? </text:span>Toda<text:span text:style-name="T2">s empresas e</text:span> instituiç<text:span text:style-name="T2">ões</text:span> provavelmente já deve ter parte dos seus processos automatizados, <text:span text:style-name="T2">mesmo que não se deem conta disto, </text:span>e a tendência é cada vez mais esses processos autônomos ganharem espaço. </text:p>
      <text:p text:style-name="P5"><text:tab/><text:span text:style-name="T13">É neste caminho que nasce nosso projeto. </text:span>O Senai, <text:span text:style-name="T13">nosso parceiro e</text:span> <text:span text:style-name="T3">solicitante da demanda</text:span>, <text:span text:style-name="T13">disponibiliza todos os semestres a grade horaria de cada curso para seus professores. Este processo é manual, feito em planilhas de Excel e além de ser um processo repetitivo, também é cheio de restrições. Devida aos professores darem aula para vários cursos, sempre existe a possibilidade de ocorrem duplicatas e sobreposição nos horários dos profissionais. Por este motivo, O Senai solicitou através da plataforma de Inovação, que o processo de geração de cronogramas fosse automatizado, desta forma, deixaremos mais intuitivo e rápido a geração de grades para os diversos cursos da instituição e evitaremos a sobreposição de horários. </text:span></text:p>
      <text:p text:style-name="P6"/>
      <text:p text:style-name="P6"/>
      <text:p text:style-name="P6"/>
      <text:p text:style-name="P6"/>
      <text:p text:style-name="P6"/>
      <text:p text:style-name="P7"><text:soft-page-break/>1.1 Identificação da unidade concedente do trabalho integrador</text:p>
      <text:p text:style-name="P7"/>
      <text:p text:style-name="P7">Razão Social: SERVICO NACIONAL DE APRENDIZAGEM INDUSTRIAL – SENAI</text:p>
      <text:p text:style-name="P7"/>
      <text:p text:style-name="P7">Nome de Fantasia: <text:span text:style-name="T4">Senai</text:span></text:p>
      <text:p text:style-name="P7"/>
      <text:p text:style-name="P8">Ramo: Instituição de Ensino</text:p>
      <text:p text:style-name="P8"/>
      <text:p text:style-name="P8">CNPJ: 03.776.284/0002-81.</text:p>
      <text:p text:style-name="P8"/>
      <text:p text:style-name="P8">Localização: Marginal Comendador Franco | Avenida, 1341 - Jardim Botânico, Curitiba - PR, 80215-090</text:p>
      <text:p text:style-name="P8"/>
      <text:p text:style-name="P8">1.2 Contexto da Situação na Empresa</text:p>
      <text:p text:style-name="P8"/>
      <text:p text:style-name="P9">Macro:</text:p>
      <text:p text:style-name="P84"><text:tab/>O Serviço Nacional de Aprendizagem Industrial (SENAI) foi criado em 22 de janeiro de 1942, pelo Decreto-Lei 4.048 do então presidente Getúlio Vargas, com a missão de formar profissionais para a incipiente indústria nacional. Há mais de 70 anos, já estava claro que, sem educação profissional de qualidade, o Brasil não teria uma indústria forte e nem alcançaria o desenvolvimento sustentado. O decreto estabelecia que a nova instituição de educação profissional seria mantida com recursos dos empresários e administrada pela Confederação Nacional da Indústria (CNI).</text:p>
      <text:p text:style-name="P8"><text:tab/>Para implantar um sistema nacional de educação profissional, os empresários Euvaldo Lodi, então presidente da CNI, e Roberto Simonsen, que, na época, presidia a Federação das Indústrias do Estado de São Paulo (FIESP), se inspiraram na experiência bem-sucedida do Centro Ferroviário de Ensino e Seleção Profissional.</text:p>
      <text:p text:style-name="P8"><text:tab/>Hoje, a instituição amplia a qualidade da educação profissional e o ensino superior de acordo com as necessidades da indústria, consolidando a metodologia SENAI de educação profissional. Investe também na ampliação da oferta de cursos de qualificação profissional e dos cursos técnicos de nível médio, por meio da educação à distância. </text:p>
      <text:p text:style-name="P8"/>
      <text:p text:style-name="P9">Micro:</text:p>
      <text:p text:style-name="P9"><text:tab/>Secretaria / Geração de Cronogramas de aula</text:p>
      <text:p text:style-name="P10"/>
      <text:p text:style-name="P11"><text:soft-page-break/>Problema:</text:p>
      <text:p text:style-name="P11"><text:tab/>Automatização da geração de cronogramas, respeitando as restrições.</text:p>
      <text:p text:style-name="P12"/>
      <text:p text:style-name="P13"><text:span text:style-name="T25">1.3 </text:span>Objetivos</text:p>
      <text:p text:style-name="P13"/>
      <text:p text:style-name="P14">Geral:</text:p>
      <text:p text:style-name="P14"><text:span text:style-name="T6"><text:tab/>D</text:span>esenvolver um software online para que os funcionários do SENAI possam <text:span text:style-name="T5">gerar a grade horaria dos professores de forma automática, evitando o problema com duplicações nos horários, ou seja, dois professores na mesma turma no mesmo horário ou ainda o mesmo profissional em duas turmas diferentes no mesmo horário. Também evitará que um professor passe da carga horaria de 5 aulas. </text:span></text:p>
      <text:p text:style-name="P13"/>
      <text:p text:style-name="P15">Específicos:</text:p>
      <text:p text:style-name="P85"><text:tab/>Entre os objetivos específicos levantados, podemos citar:</text:p>
      <text:p text:style-name="P16"/>
      <text:list xml:id="list2495392834" text:style-name="L1">
        <text:list-item>
          <text:p text:style-name="P86">Automatizar a geração de grades.</text:p>
        </text:list-item>
        <text:list-item>
          <text:p text:style-name="P86">Utilizar IA para encontrar sempre a melhor solução para a disponibilização dos funcionários.</text:p>
        </text:list-item>
      </text:list>
      <text:p text:style-name="P16"/>
      <text:p text:style-name="P18">1.5 Tipo de Pesquisa: Pesquisa de Campo</text:p>
      <text:p text:style-name="P18"/>
      <text:p text:style-name="P18"><text:tab/>Pesquisa de campo é uma das etapas da metodologia científica de pesquisa que corresponde à observação, coleta, análise e interpretação de fatos e fenômenos que ocorrem dentro de seus nichos, cenários e ambientes naturais de vivência.</text:p>
      <text:p text:style-name="P18"><text:tab/>Esta é uma etapa importante da pesquisa, pois é responsável por extrair dados e informações diretamente da realidade do objeto de estudo. Ela também define os objetivos e hipóteses da pesquisa, assim como define a melhor forma para coletar os dados necessários, como o uso de entrevistas ou questionários avaliativos, que darão respostas para a situação ou problema abordado na pesquisa.</text:p>
      <text:p text:style-name="P18"/>
      <text:p text:style-name="P19">1.5.<text:span text:style-name="T9">1</text:span> Métodos de Técnicas - Causas</text:p>
      <text:p text:style-name="P18"/>
      <text:list xml:id="list4141872892" text:style-name="L2">
        <text:list-item>
          <text:p text:style-name="P87">Entrevista formal feita com <text:span text:style-name="T8">o professor Rafael, </text:span>atual responsável pela geração das grades horarias dos profissionais, <text:span text:style-name="T8">entendendo o problema, a forma que são feitas as grades e o que será preciso no novo projeto.</text:span></text:p>
        </text:list-item>
      </text:list>
      <text:p text:style-name="P20"><text:soft-page-break/></text:p>
      <text:list xml:id="list205715314398293" text:continue-numbering="true" text:style-name="L2">
        <text:list-item>
          <text:p text:style-name="P89">Brainstorming com o professor Rafael, levantando o que deve estar contido no projeto e o que poderá ser feito como melhorias posteriores do sistema.</text:p>
        </text:list-item>
      </text:list>
      <text:p text:style-name="P20"/>
      <text:p text:style-name="P22">1.5.2 <text:span text:style-name="T7">Métodos de Técnicas – Solução</text:span></text:p>
      <text:p text:style-name="P22"/>
      <text:list xml:id="list4226843514" text:style-name="L3">
        <text:list-item>
          <text:p text:style-name="P91">Entrevista Formal e Brainstorming</text:p>
          <text:p text:style-name="P90"/>
        </text:list-item>
        <text:list-item>
          <text:p text:style-name="P92">Benchmarcking á definir</text:p>
        </text:list-item>
      </text:list>
      <text:p text:style-name="P22"/>
      <text:p text:style-name="P23">1.5.3 <text:span text:style-name="T7">Métodos de Técnicas – </text:span>Plano de Ação</text:p>
      <text:p text:style-name="P23"/>
      <text:list xml:id="list1079532965" text:style-name="L4">
        <text:list-item>
          <text:p text:style-name="P93">5 W: What (o que será feito?): Será criado um sistema web para geração de grades horarias das aulas dos professores do sistema de uma instituição de ensino. </text:p>
        </text:list-item>
      </text:list>
      <text:p text:style-name="P23"/>
      <text:list xml:id="list309682471" text:style-name="L5">
        <text:list-item>
          <text:p text:style-name="P94">5 W: Why (por que será feito?): <text:span text:style-name="T10">Será feito devido a uma demanda aberta na plataforma de inovação da indústria. </text:span></text:p>
          <text:p text:style-name="P95"/>
        </text:list-item>
        <text:list-item>
          <text:p text:style-name="P94">5 W: Where (onde será feito?): <text:span text:style-name="T10">Será feito na instituição de ensino IEL, para atender a instituição Senai</text:span></text:p>
          <text:p text:style-name="P95"/>
        </text:list-item>
        <text:list-item>
          <text:p text:style-name="P94">5 W: When (quando?): <text:span text:style-name="T10">Será feito no decorrer do semestre.</text:span></text:p>
          <text:p text:style-name="P95"/>
        </text:list-item>
        <text:list-item>
          <text:p text:style-name="P94">5 W: Who (por quem será feito?): <text:span text:style-name="T10">Pelos alunos no 8º período de BSI, integrantes do grupo GRID</text:span></text:p>
        </text:list-item>
      </text:list>
      <text:p text:style-name="P23"/>
      <text:list xml:id="list205715433234041" text:continue-numbering="true" text:style-name="L5">
        <text:list-item>
          <text:p text:style-name="P96">2H: How (como será feito?): <text:span text:style-name="T11">Será desenvolvida uma plataforma web, que permitira a geração facilitada de grades horarias para os funcionários da instituição.</text:span></text:p>
        </text:list-item>
      </text:list>
      <text:p text:style-name="P23"/>
      <text:list xml:id="list205715333235102" text:continue-numbering="true" text:style-name="L5">
        <text:list-item>
          <text:p text:style-name="P94">2H: How much (quanto vai custar?): <text:span text:style-name="T11">Não haverá custo inicial para o cliente. Para os alunos, custara tempo para o aprendizado e desenvolvimento da ferramenta.</text:span></text:p>
        </text:list-item>
      </text:list>
      <text:p text:style-name="P23"/>
      <text:p text:style-name="P25">Descritivo: </text:p>
      <text:p text:style-name="P97"><text:soft-page-break/><text:tab/>Utilizar as planilhas repassadas pelo professor Rafael como base para desenvolver o software de geração de grade. Testar com informações artificiais, validando as restrições descritas através da entrevista e da própria demanda plataforma de inovação.</text:p>
      <text:p text:style-name="P26"/>
      <text:p text:style-name="P27">Retorno: <text:span text:style-name="T12">Retorno do Senai após o software ir ao ar.</text:span></text:p>
      <text:p text:style-name="P27"/>
      <text:p text:style-name="P28">2 Fundamentação teórica</text:p>
      <text:p text:style-name="P28"/>
      <text:p text:style-name="P29"><text:tab/>A Fundamentação Teórica do projeto foi segmentada em <text:span text:style-name="T26">três áreas: Soluções existentes estudadas, Conceitos necessários para a solução e Conceitos empregados no desenvolvimento.</text:span></text:p>
      <text:p text:style-name="P28"/>
      <text:p text:style-name="P30"><text:span text:style-name="T27">2.1 </text:span><text:span text:style-name="T28">Soluções existentes estudadas</text:span></text:p>
      <text:p text:style-name="P98"/>
      <text:p text:style-name="P30">Gerando grades <text:span text:style-name="T27">através</text:span> do <text:span text:style-name="T27">E</text:span>xcel</text:p>
      <text:p text:style-name="P33"><text:tab/>O método atualmente aplicado para resolver o problema da geração das grades horaria da <text:span text:style-name="T20">instituição</text:span> é utilizar o <text:span text:style-name="T20">E</text:span>xcel. O Microsoft Office Excel é um editor de planilhas produzido pela Microsoft para computadores que utilizam o sistema operacional Microsoft Windows, além de computadores Macintosh da Apple Inc. e dispositivos móveis. Seus recursos incluem uma interface intuitiva e capacitadas ferramentas de cálculo e de construção de tabelas que, unido ao marketing agressivo, tornaram o Excel um dos mais populares aplicativos de computador até hoje. É, com grande vantagem, o aplicativo de planilha eletrônica dominante, disponível para essas plataformas e o tem sido desde a versão 5 em 1993 e sua inclusão como parte do Microsoft Office.</text:p>
      <text:p text:style-name="P34"><text:tab/>As vantagens da utilização do Excel se restringem ao fato da ferramenta ser <text:span text:style-name="T19">muito conhecida, portanto seu uso é bem disseminado.</text:span> Os dados aplicados na planilha de grades são imputados de forma totalmente <text:span text:style-name="T19">manual pelos funcionários. Outro problema é que o Excel não gera as grades automaticamente, todas as grades são montadas manualmente, ou seja, os professores são adicionados um a um nas grades de cada turma. Isso pode gerar duplicatas, pois pode ocorrer erro humano e o mesmo professor ser escalado para dar aula em duas turmas diferentes no mesmo horário. Outro problema é que a suite do Office não é gratuita, gerando custo para a instituição.</text:span></text:p>
      <text:p text:style-name="P35"><text:tab/>Por estes motivos, a geração das grades via <text:span text:style-name="T29">E</text:span>x<text:span text:style-name="T29">c</text:span>el deverá ser descontinuada, sendo <text:span text:style-name="T30">substituída</text:span> por um modelo mais <text:span text:style-name="T29">confiável</text:span>, <text:span text:style-name="T29">fácil</text:span> e <text:span text:style-name="T29">automático.</text:span> </text:p>
      <text:p text:style-name="P31"/>
      <text:p text:style-name="P31"><text:soft-page-break/>Sistema <text:span text:style-name="T31">existente </text:span>semelhante ao proposto:</text:p>
      <text:p text:style-name="P32"><text:tab/>Existem alguns softwares semelhantes no mercado, encontramos pelo menos <text:span text:style-name="T32">três</text:span> exemplares que se <text:span text:style-name="T32">propõem</text:span> a solucionar o mesmo problema. Embora nenhum deles exponha o <text:span text:style-name="T32">método</text:span> utilizado, todos se mostram <text:span text:style-name="T24">alinhados em seus resultados. </text:span></text:p>
      <text:p text:style-name="P100"><text:tab/>O mais próximo ao proposto neste projeto, no entendimento da equipe, é o software GridClass, disponível em http://gridclass.com.br/. Ele possui as mesmas especificações levantadas pela equipe e, em sua descrição, possui também as mesmas funcionalidades requeridas por nosso cliente. Entretanto o GridClass não é gratuito para o usuário final.</text:p>
      <text:p text:style-name="P31"/>
      <text:p text:style-name="P99">2.2 Conceitos necessários para a solução</text:p>
      <text:p text:style-name="P31"/>
      <text:p text:style-name="P36">I<text:span text:style-name="T33">nteligencia </text:span>A<text:span text:style-name="T33">rtificial</text:span> <text:s/>– <text:span text:style-name="T33">Redes Neurais</text:span></text:p>
      <text:p text:style-name="P78"><text:tab/>Por definição, Inteligência Artificial (IA) é um ramo de pesquisa da ciência da computação que busca, através de símbolos computacionais, construir mecanismos e/ou dispositivos que simulem a capacidade do ser humano de pensar <text:span text:style-name="T14">e</text:span> resolver problemas. O progresso na principal área dessa pesquisa, que é a de fazer uma inteligência similar à do ser humano, é lento. Porém, os estudos nessa área têm surtido efeito em várias outras áreas, como o planejamento automatizado e escalonamento, jogos, programas de diagnóstico médico, controle autônomo, robótica e outras mais.</text:p>
      <text:p text:style-name="P35"><text:tab/>Durante as buscas por uma solução <text:span text:style-name="T34">satisfatória</text:span> para o problema das grades, <text:span text:style-name="T21">foi encontrado alguns artigos referentes ao tema. Um específico apresenta uma possível solução através da aplicação de redes neurais.</text:span></text:p>
      <text:p text:style-name="P35"><text:tab/>Redes Neurais Artificiais são técnicas computacionais que apresentam um modelo matemático inspirado na estrutura neural de organismos inteligentes e que adquirem conhecimento através da experiência. Uma grande rede neural artificial pode ter centenas ou milhares de unidades de processamento; já o cérebro de um mamífero pode ter muitos bilhões de neurônios. Uma rede neural artificial é composta por várias unidades de processamento. Essas unidades, geralmente são conectadas por canais de comunicação que estão associados a determinado peso. As unidades fazem operações apenas sobre seus dados locais, que são entradas recebidas pelas suas conexões. O comportamento inteligente de uma Rede Neural Artificial vem das interações entre as unidades de processamento da rede.</text:p>
      <text:p text:style-name="P78"/>
      <text:p text:style-name="P55">P<text:span text:style-name="T35">esquisa </text:span>O<text:span text:style-name="T35">peracional</text:span></text:p>
      <text:p text:style-name="P56"><text:soft-page-break/><text:tab/>Outra forma encontrada <text:span text:style-name="T23">em projetos semelhantes foi a utilização de </text:span>Pesquisa operacional <text:span text:style-name="T22">(PO) </text:span>para resolver o problema das grades<text:span text:style-name="T22">, mais especificamente Programação Linear (PL). </text:span></text:p>
      <text:p text:style-name="P57"><text:span text:style-name="T22"><text:tab/>Programação Linear consiste em métodos para resolver problemas de o</text:span>timização com restrições (injunções) em que a Função Objetivo é LINEAR em relação as variáveis de controle x1, x2,...,xn, e o domínio destas variáveis é injuncionado por um sistema de inequações lineares.</text:p>
      <text:p text:style-name="P58"><text:tab/>Programação Linear <text:span text:style-name="T23">permite, de maneira bem mais simples do que se utilizando AI, a resolução completa da geração das grades com uma solução suficiente.</text:span></text:p>
      <text:p text:style-name="P37"/>
      <text:p text:style-name="P59">2.3 <text:span text:style-name="T28">Conceitos empregados no desenvolvimento </text:span></text:p>
      <text:p text:style-name="P38"/>
      <text:p text:style-name="P38">Scrum</text:p>
      <text:p text:style-name="P38"><text:tab/>Foi oportuno o uso de Scrum para o desenvolvimento. Um framework definido como leve, simples de entender e difícil de dominar. É estrutural e usado para gerenciar projetos complexos. Consiste em times associados a <text:span text:style-name="T18">papéis</text:span>, eventos, artefatos e regras. O Scrum é apoiado em 3 pilares:</text:p>
      <text:list xml:id="list3567413423" text:style-name="L6">
        <text:list-item>
          <text:p text:style-name="P102">Transparência: Aspectos de desenvolvimento do projeto devem ficar visíveis e requer uma definição padrão e que a equipe visualize essa definição.</text:p>
        </text:list-item>
        <text:list-item>
          <text:p text:style-name="P102">Inspeção: Os artefatos devem ser verificados para verificar variações do Sprint, não podendo ser frequente para não atrapalhar os trabalhos.</text:p>
        </text:list-item>
        <text:list-item>
          <text:p text:style-name="P102">Adaptação: Se em alguma verificação verificar que o produto pode ficar fora do aceitável para a entrega busca-se um ajuste o mais breve possível.</text:p>
        </text:list-item>
      </text:list>
      <text:p text:style-name="P60"/>
      <text:p text:style-name="P38">PMBOK</text:p>
      <text:p text:style-name="P38"><text:tab/>O Guia do Conhecimento em Gerenciamento de Projetos (GUIA PMBOK), identifica um conjunto de conhecimentos em gerenciamento de projetos que são reconhecidamente boas práticas de mercado. O guia agrupa ferramentas e técnicas para administrar um projeto.</text:p>
      <text:p text:style-name="P38"><text:tab/>O fator que nos leva a criação de um projeto é a melhoria em processos de negócios já existente.</text:p>
      <text:p text:style-name="P38"><text:tab/>Com base no Ciclo de Vida do projeto montamos o cronograma ideal para início, organização e preparação, execução do trabalho e terminar o projeto.</text:p>
      <text:p text:style-name="P61"/>
      <text:p text:style-name="P17">3. Desenvolvimen<text:span text:style-name="T15">t</text:span>o</text:p>
      <text:p text:style-name="P39"><text:soft-page-break/></text:p>
      <text:p text:style-name="P63">3.1 Descrição dos conceitos e ferramentas aplicadas.</text:p>
      <text:p text:style-name="P40"/>
      <text:p text:style-name="P39">Trello</text:p>
      <text:p text:style-name="P39"><text:tab/>Lançado em 2010, inicialmente chamava-se Trellis, hoje é usado por milhões de pessoas em diferentes tipos de projetos. É uma ferramenta de colaboração em nuvem que organiza os projetos em quadros. Podendo na prática criar métricas para identificar o que não se fez, o que está sendo feito e o que será realizado.</text:p>
      <text:p text:style-name="P39"><text:tab/>Com essa ferramenta é possível designar tarefas a equipe de forma prática, dando prazos para execução que são visíveis a todos os integrantes do projeto.</text:p>
      <text:p text:style-name="P39"/>
      <text:p text:style-name="P64">Git </text:p>
      <text:p text:style-name="P79"><text:tab/>O Git é um sistema de controle de versão distribuído de código aberto e gratuito, projetado para lidar com tudo, de projetos pequenos a grandes, com velocidade e eficiência.</text:p>
      <text:p text:style-name="P79"><text:tab/>O Git é de fácil aprend<text:span text:style-name="T17">izagem</text:span> e tem uma pegada minúscula com desempenho extremamente rápido. Ele ultrapassa as ferramentas de SCM como Subversion, CVS, Perforce e ClearCase com recursos como ramificação local barata , áreas de preparação convenientes e vários fluxos de trabalho </text:p>
      <text:p text:style-name="P64"/>
      <text:p text:style-name="P66">Github</text:p>
      <text:p text:style-name="P67"><text:tab/>GitHub é uma plataforma de hospedagem de código-fonte com controle de versão usando o Git. Ele permite que programadores, utilitários ou qualquer usuário cadastrado na plataforma contribuam em projetos privados e/ou <text:span text:style-name="T40">Open Source </text:span><text:span text:style-name="T39">(Código Aberto)</text:span> de qualquer lugar do mundo. </text:p>
      <text:p text:style-name="P68"><text:tab/>O GitHub é mundialmente usado e chega a ter mais de 36 milhões de usuários ativos mundialmente contribuindo em projetos comerciais ou pessoais <text:span text:style-name="T16">e </text:span>abriga mais de 100 milhões de projetos.</text:p>
      <text:p text:style-name="P68"><text:tab/>O Github é um serviço <text:span text:style-name="T16">oferecido</text:span> gratuitamente <text:span text:style-name="T16">para</text:span> projetos pessoais. <text:span text:style-name="T16">Outro ponto considerevel é que</text:span> quase todos os projetos/<text:span text:style-name="T40">frameworks</text:span>/bibliotecas sobre desenvolvimento <text:span text:style-name="T41">O</text:span><text:span text:style-name="T40">pen </text:span><text:span text:style-name="T41">S</text:span><text:span text:style-name="T40">ource</text:span> estão no github, <text:span text:style-name="T16">sofrendo sempre atualizações,</text:span> contribui<text:span text:style-name="T16">ções sobre</text:span> informa<text:span text:style-name="T16">ção de</text:span> <text:span text:style-name="T40">bugs</text:span> ou até mesmo <text:span text:style-name="T16">e</text:span> código<text:span text:style-name="T16">s</text:span> <text:span text:style-name="T16">d</text:span>e correç<text:span text:style-name="T16">ão</text:span>.</text:p>
      <text:p text:style-name="P69">Pencil Project</text:p>
      <text:p text:style-name="P69"><text:tab/>Pencil é uma ferramenta de código aberto e gratuita para protótipo em GUI. O uso para criação de desenhos como modelos de interface para o usuário fornece uma visão <text:soft-page-break/>clara da aplicação de como ela vai ficar. Suas funções podem ser exploradas criando um ambiente visual adequado a entender como será implementado o programa.</text:p>
      <text:p text:style-name="P24"/>
      <text:p text:style-name="P41">Banco de Dados</text:p>
      <text:p text:style-name="P41"><text:tab/>É uma coleção de dados inter-relacionados, representando informações sobre um domínio específico, ou seja, sempre que for possível agrupar informações que se relacionam e tratam de um mesmo assunto, posso dizer que tenho um banco de dados. Já um sistema de gerenciamento de banco de dados (SGBD) é um software que possui recursos capazes de manipular as informações do banco de dados e interagir com o usuário. </text:p>
      <text:p text:style-name="P104"/>
      <text:p text:style-name="P41">Postgress – SQL</text:p>
      <text:p text:style-name="P41"><text:tab/>O Postgress é um dos sistemas gerenciadores de banco de dados de código aberto mais avançados do mundo. É do tipo objeto-relacional (ORDBMS) e sua principal função é armazenar dados de forma segura. Foi desenvolvido na universidade da California em Berkeley.</text:p>
      <text:p text:style-name="P41"><text:tab/>É um projeto opensouce que é patrocinado por diversas organizações do mundo. É direcionado a voluntários que contribuem no desenvolvimento do código.</text:p>
      <text:p text:style-name="P42"/>
      <text:p text:style-name="P62">Servidor</text:p>
      <text:p text:style-name="P62"><text:tab/>Em informática, um servidor é um software ou computador, com sistema de computação centralizada que fornece serviços a uma rede de computadores, chamada de cliente.</text:p>
      <text:p text:style-name="P62"><text:tab/>Os servidores podem fornecer vári<text:span text:style-name="T18">o</text:span>s serviços, tais como a partilha de dados ou de recursos do sistema entre vários clientes, ou computação desempenho para um cliente. Um único servidor pode servir vários clientes, e um único cliente pode usar vários servidores. </text:p>
      <text:p text:style-name="P42"/>
      <text:p text:style-name="P42">Wildfly</text:p>
      <text:p text:style-name="P39"><text:tab/>O JBoss AS e Wildfly são Servidores de Aplicação que fornecem a API, o modelo de arquitetura e o ambiente de execução definidos na especificação JAVA EE que inclui o container web e diversos outros subsistemas Java EE, podemos executar o wildifly em qualquer sistema operacional que tenha suporte ao java.</text:p>
      <text:p text:style-name="P39"><text:tab/>Uma vantagem de utilizar o WildFly é poder contar com a geração de conteúdo e suporte da comunidade. </text:p>
      <text:p text:style-name="P39"><text:soft-page-break/></text:p>
      <text:p text:style-name="P73">Rest</text:p>
      <text:p text:style-name="P73"><text:tab/>Representational State Transfer, abreviado como REST, é um dos modelos de arquitetura que foi descrito por Roy Fielding, um dos principais criadores do protocolo HTTP, em sua tese de doutorado e que foi adotado como o modelo a ser utilizado na evolução da arquitetura do protocolo HTTP.</text:p>
      <text:p text:style-name="P73"><text:tab/>Muitos desenvolvedores perceberam que também poderiam utilizar o modelo REST para a implementação de webservices, com o objetivo de se integrar aplicações pela Web, e passaram a utilizá-lo como uma alternativa ao SOAP.</text:p>
      <text:p text:style-name="P73"><text:tab/>REST na verdade pode ser considerado como um conjunto de princípios, que quando aplicados de maneira correta em uma aplicação, a beneficia com a arquitetura e padrões da própria Web.</text:p>
      <text:p text:style-name="P39"/>
      <text:p text:style-name="P43">Navegador:</text:p>
      <text:p text:style-name="P43"><text:tab/>Um navegador de rede, navegador web, navegador da internet ou simplesmente navegador (em inglês: Web browser, browser), é um programa que habilita seus usuários a interagirem com documentos HTML hospedados em um servidor da rede.</text:p>
      <text:p text:style-name="P43"><text:tab/>Tim Berners-Lee, que foi um dos pioneiros no uso do hipertexto como forma de compartilhar informações, criou o primeiro navegador, chamado WorldWideWeb (www), em 1990. Mais tarde, para não confundir-se com a própria rede, trocou de nome para Nexus. A web, entretanto, só explodiu realmente em popularidade com a introdução do NCSA 'Mosaic, que era um navegador gráfico (em oposição a navegadores de modo texto) rodando originalmente no Unix, mas que foi também portado para o Macintosh e Microsoft Windows logo depois. A versão 1.0 foi liberada em setembro de 1993. Marc Andreesen, o líder do projeto Mosaic na NCSA, demitiu-se para formar a companhia que seria conhecida mais tarde como Netscape Communications Corporation.</text:p>
      <text:p text:style-name="P70"/>
      <text:p text:style-name="P70">Chrome</text:p>
      <text:p text:style-name="P70"><text:tab/>É um navegador de internet, desenvolvido pela companhia Google com visual minimalista. Foi lançado pela primeira vez em setembro de 2008, para o Microsoft Windows, e mais tarde foi portado para Linux, Mac, iOS e Android. Compilado com base em componentes de código licenciado como o motor de renderização o WebKit. O Google Chrome também é o principal componente do Chrome OS onde funciona como uma plataforma para executar aplicativos da web. e sua estrutura de desenvolvimento de aplicações (framework). O Chrome continua liderança de uso entre todos os navegadores <text:soft-page-break/>disponíveis no mercado.O Chrome está presente em 66,87% dos computadores de mesa. O Firefox, em segundo lugar, alcança 11,4%.</text:p>
      <text:p text:style-name="P70"/>
      <text:p text:style-name="P70">Mozilla Firefox</text:p>
      <text:p text:style-name="P70"><text:tab/>É um navegador livre e multi-plataforma desenvolvido pela fundação Mozilla com ajuda de centenas de colaboradores. A intenção da fundação é desenvolver um navegador leve, seguro, intuitivo e altamente extensível. O Firefox tornou-se o objetivo principal da fundação Mozila e cerca de 40% do código do programa foi totalmente escrito por voluntários. Mozilla Firefox funciona em vários sistemas operacionais como: Microsoft Windows das versões 98 ate a versão Windows 10, também funciona no sistema MAC e Linux e pelo fato de ser um software em código aberto, muitos programadores desenvolvem versões para outros sistemas operacionais que não são oficialmente suportadas pela fundação Mozilla. Atualmente o Firefox é o segundo navegador mais usado em todo mundo, com 11,4% dos usuários perdendo apenas para Google Chrome com 66,87%.</text:p>
      <text:p text:style-name="P39"/>
      <text:p text:style-name="P39">HTML</text:p>
      <text:p text:style-name="P39"><text:tab/>HTML (abreviação para a expressão inglesa HyperText Markup Language, que significa Hipertexto de Marcação de Linguagem) é uma linguagem de marcação utilizada na construção de páginas na Web. Documentos HTML podem ser interpretados por navegadores. A tecnologia é fruto da junção entre os padrões HyTime e SGML.</text:p>
      <text:p text:style-name="P39"><text:tab/>HyTime é um padrão para a representação estruturada de hipermídia e conteúdo baseado em tempo. Um documento é visto como um conjunto de eventos concorrentes dependentes de tempo (como áudio, vídeo, etc.), conectados por hiperligações. O padrão é independente de outros padrões de processamento de texto em geral.</text:p>
      <text:p text:style-name="P39"><text:tab/>SGML é um padrão de formatação de textos. Não foi desenvolvido para hipertexto, mas tornou-se conveniente para transformar documentos em hiper-objetos e para descrever as ligações.</text:p>
      <text:p text:style-name="P39"/>
      <text:p text:style-name="P105">Java8</text:p>
      <text:p text:style-name="P80"><text:span text:style-name="T36"><text:tab/>O Java 8 é a </text:span><text:span text:style-name="T37">release</text:span><text:span text:style-name="T36"> mais recente do Java que contém novas funcionalidades, aprimoramentos e correções de </text:span><text:span text:style-name="T37">bug</text:span><text:span text:style-name="T36"> para aumentar a eficiência do desenvolvimento e execução de programas Java. O destaque do Java SE 8 é a implementação de expressões Lambda e funcionalidades de suporte para a linguagem de programação e plataforma Java. Algumas melhorias se destacam no Java 8, como:</text:span></text:p>
      <text:list xml:id="list1249437969" text:style-name="WW8Num3">
        <text:list-item>
          <text:p text:style-name="P106"><text:soft-page-break/>API de Data e Hora que permite os desenvolvedores tratarem data e hora de maneira mais natural, clara e fácil de entender.</text:p>
        </text:list-item>
        <text:list-item>
          <text:p text:style-name="P106">Nashhorn JavaScript Engine, uma nova implementação leve de alto desempenho do motor JavaScript foi integrada ao JDk e está disponível para aplicações Java por meio das APIs existentes.</text:p>
        </text:list-item>
        <text:list-item>
          <text:p text:style-name="P107">Maior Segurança: A lista manual existente de métodos sensíveis do chamador foi substituída por um mecanismo que identifica com precisão esses métodos e permite que seus chamadores sejam descobertos com confiança.</text:p>
        </text:list-item>
      </text:list>
      <text:p text:style-name="P39"/>
      <text:p text:style-name="P74">Angular</text:p>
      <text:p text:style-name="P74"><text:tab/>Angular é uma plataforma e framework para construção da interface de aplicações usando HTML, CSS e, principalmente, JavaScript, criada pelos desenvolvedores da Google.</text:p>
      <text:p text:style-name="P74"><text:tab/>Ele possui alguns elementos básicos que tornam essa construção interessante.</text:p>
      <text:p text:style-name="P74">Dentre os principais, podemos destacar os componentes, templates, diretivas, roteamento, módulos, serviços, injeção de dependências e ferramentas de infraestrutura que automatizam tarefas, como a de executar os testes unitários de uma aplicação.</text:p>
      <text:p text:style-name="P74"><text:tab/>Alguns outros pontos dessa plataforma que merecem destaque são o fato de que ela é open source, possui uma grande comunidade, existem várias empresas utilizando e tem muito material de estudo para quem deseja se aperfeiçoar.</text:p>
      <text:p text:style-name="P44"/>
      <text:p text:style-name="P76">4. Referencias</text:p>
      <text:p text:style-name="P76"/>
      <text:p text:style-name="P108">Significado de Pesquisa de Campo; Significado, 2019. Disponível em: &lt;https://www.significados.com.br/pesquisa-de-campo/ &gt;. Acesso em: 21 de setembro de 2019. </text:p>
      <text:p text:style-name="P21"/>
      <text:p text:style-name="P88">REZENDE, Ricardo. O que é Banco de Dados?; DevMedia, 2006; Disponível em: &lt;https://www.devmedia.com.br/conceitos-fundamentais-de-banco-de-dados/1649&gt;.Acesso em: 15 de setembro de 2019.</text:p>
      <text:p text:style-name="P21"/>
      <text:p text:style-name="P109">ALECRIM, Emerson. Bancos de dados são mais importantes nas nossas vidas do que a gente imagina; TecnoBlog, 2018; Disponível em: &lt;https://tecnoblog.net/245120/banco-de-dados-importancia/&gt;.Acesso em: 15 de setembro de 2019.</text:p>
      <text:p text:style-name="P65"/>
      <text:p text:style-name="P110"><text:soft-page-break/>SCHMITZ, Daniel. Tudo que você queria saber sobre Git e GitHub, mas tinha vergonha de perguntar; Tableless, 2015; Disponível em: &lt;https://tableless.com.br/tudo-que-voce-queria-saber-sobre-git-e-github-mas-tinha-vergonha-de-perguntar/ &gt;. Acesso em: 14 de<text:line-break/>setembro de 2019. </text:p>
      <text:p text:style-name="P65"/>
      <text:p text:style-name="P111">Informações do Git; Git, 2019. Disponível em: &lt;https://git-scm.com/&gt;. Acesso em: 15 de<text:line-break/>setembro de 2019. </text:p>
      <text:p text:style-name="P65"/>
      <text:p text:style-name="P65">Informações do Java 8; Oracle, 2019. Disponível em: &lt;https://https://www.java.com/pt_BR/download/faq/java8.xml&gt;. Acesso em: 24 de<text:line-break/><text:span text:style-name="T42">agosto</text:span> de 2019. </text:p>
      <text:p text:style-name="P71"/>
      <text:p text:style-name="P72"><text:span text:style-name="T46">Google Chrome; Google,</text:span> 2019. Disponível em: &lt; https://www.google.com/intl/pt-BR/chrome/&gt;. Acesso em: 13 de setembro de 2019</text:p>
      <text:p text:style-name="P71"/>
      <text:p text:style-name="P71">ALENCAR, Felipe. Chrome: o navegador completo e gratuito do Google; TechTudo, 2016. Disponivel em: &lt;https://www.techtudo.com.br/tudo-sobre/google-chrome.html&gt;. Acesso em: 15 de setembro de 2019</text:p>
      <text:p text:style-name="P71"/>
      <text:p text:style-name="P113">Pencil project; Pencil, 2019. Disponível em: &lt;https://www.mozilla.org/pt-BR/firefox/features/independent/&gt;. Acesso em: 13 de setembro de 2019</text:p>
      <text:p text:style-name="P77"/>
      <text:p text:style-name="P45"><text:span text:style-name="T43">AFONSO</text:span>, <text:span text:style-name="T43">Alexandre</text:span>. O que é Angular?; <text:span text:style-name="T45">AlgaWotk, 2018</text:span>; Disponível em: <text:span text:style-name="T44">&lt;</text:span>https://blog.algaworks.com/o-que-e-angular/ <text:span text:style-name="T44">&gt;</text:span>. Acesso em 08 de setembro de 2019.</text:p>
      <text:p text:style-name="P75"/>
      <text:p text:style-name="P46">O que é o Trello?; Trello, 2019; Disponível em: <text:span text:style-name="T48">&lt;</text:span>https://trello.com <text:span text:style-name="T48">&gt;</text:span>. Acesso em: 17 de setembro de 2019</text:p>
      <text:p text:style-name="P46"/>
      <text:p text:style-name="P47">Documentation; PostgreSQL, 2019; Disponível em: &lt;https://www.postgresql.org/docs/&gt;. Acesso em: 16 de setembro de 2019</text:p>
      <text:p text:style-name="P48"/>
      <text:p text:style-name="P49">Wildfly e Tomcat estão em categorias distintas de componentes de infraestrutura Java; 4LINUX, 2019; Disponível em: &lt;https://www.4linux.com.br/quando-usar-tomcat-jboss-ou-wildfly&gt;. Acesso em 15 de setembro de 2019</text:p>
      <text:p text:style-name="P49"><text:soft-page-break/></text:p>
      <text:p text:style-name="P81"><text:span text:style-name="T12">O que é o Wildfly?; Jboss Book, 2019; Disponível em: &lt;</text:span>https://jboss-books.gitbooks.io/wildfly/content/o_que_e_wildfly.html <text:span text:style-name="T47">&gt;. Acesso em 15 de setembro de 2019</text:span></text:p>
      <text:p text:style-name="P50"/>
      <text:p text:style-name="P51">Guia do Conhecimento em Gerenciamento de Projetos (GUIA PMBOK). Sexta edição. 2017. Project Management Institute. Pensilvânia, EUA</text:p>
      <text:p text:style-name="P51"/>
      <text:p text:style-name="P52">SANTOS, Marco Aurélio da Silva. Inteligência Artificial; Brasil Escola. Disponível em: <text:span text:style-name="T49">&lt;</text:span>https://brasilescola.uol.com.br/informatica/inteligencia-artificial.htm<text:span text:style-name="T14">l&gt;</text:span>. Acesso em 08 de setembro de 2019</text:p>
      <text:p text:style-name="P52"/>
      <text:p text:style-name="P82"><text:span text:style-name="T50">Redes Neurais Artificiais; ICMC, 2019; Disponivel em: &lt;http://conteudo.icmc.usp.br/pessoas/andre/research/neural/&gt; Acesso em 14 de setembro de 2019 </text:span></text:p>
      <text:p text:style-name="P52"/>
      <text:p text:style-name="P114">NOGUEIRA, Fernando M A. Programação Linear; UFJF – Universidade Federal de Juiz de Fora. Disponivel em: &lt;http://www.ufjf.br/epd015/files/2010/06/IntrodPL.pdf&gt;. Acesso em 15 de setembro de 2019 </text:p>
      <text:p text:style-name="P53"/>
      <text:p text:style-name="P54">Ken Schwaber e Jeff Sutherland. Guia do Scrum. 2017; SUTHERLAND, Jeff. A arte de Fazer o Dobro do Trabalho na Metade do Tempo. 2014. Texto Editores Ltada. São Paulo, S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OpenSymbol1" svg:font-family="OpenSymbol, 'Arial Unicode MS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WW8Num3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9:26:39.190000000</meta:creation-date>
    <dc:date>2019-09-24T20:55:13.604587733</dc:date>
    <meta:editing-duration>PT13H19M57S</meta:editing-duration>
    <meta:editing-cycles>173</meta:editing-cycles>
    <meta:generator>LibreOffice/6.1.5.2$Linux_X86_64 LibreOffice_project/10$Build-2</meta:generator>
    <meta:document-statistic meta:table-count="0" meta:image-count="0" meta:object-count="0" meta:page-count="14" meta:paragraph-count="151" meta:word-count="3798" meta:character-count="25248" meta:non-whitespace-character-count="21530"/>
  </office:meta>
</office:document-meta>
</file>